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automatic-styles>
    <style:style style:name="P1" style:family="paragraph" style:parent-style-name="Standard">
      <style:text-properties style:font-name="Lucida Sans"/>
    </style:style>
    <style:style style:name="P2" style:family="paragraph" style:parent-style-name="Standard">
      <style:paragraph-properties fo:margin-left="0.064cm" fo:margin-right="0cm" fo:text-indent="0cm" style:auto-text-indent="false"/>
      <style:text-properties style:font-name="Lucida Sans"/>
    </style:style>
    <style:style style:name="P3" style:family="paragraph" style:parent-style-name="Text_20_body">
      <style:text-properties style:font-name="Lucida Sans"/>
    </style:style>
    <style:style style:name="P4" style:family="paragraph" style:parent-style-name="Text_20_body">
      <style:text-properties style:font-name="Lucida Sans" fo:font-weight="bold" style:font-weight-asian="bold" style:font-size-complex="16pt"/>
    </style:style>
    <style:style style:name="P5" style:family="paragraph" style:parent-style-name="Text_20_body">
      <style:paragraph-properties fo:margin-top="0cm" fo:margin-bottom="0cm"/>
      <style:text-properties style:font-name="Lucida Sans"/>
    </style:style>
    <style:style style:name="P6" style:family="paragraph" style:parent-style-name="Text_20_body">
      <style:paragraph-properties fo:margin-top="0cm" fo:margin-bottom="0cm"/>
      <style:text-properties style:font-name="Lucida Sans" fo:font-size="12pt" style:font-size-asian="12pt" style:font-size-complex="16pt"/>
    </style:style>
    <style:style style:name="P7" style:family="paragraph" style:parent-style-name="Normal">
      <style:paragraph-properties fo:orphans="2" fo:widows="2" fo:hyphenation-ladder-count="no-limit" fo:background-color="#ffffff" style:vertical-align="auto">
        <style:background-image/>
      </style:paragraph-properties>
      <style:text-properties fo:hyphenate="true" fo:hyphenation-remain-char-count="0" fo:hyphenation-push-char-count="0"/>
    </style:style>
    <style:style style:name="P8" style:family="paragraph" style:parent-style-name="Normal">
      <style:paragraph-properties fo:orphans="2" fo:widows="2" fo:hyphenation-ladder-count="no-limit" fo:background-color="#ffffff" style:vertical-align="auto">
        <style:background-image/>
      </style:paragraph-properties>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fo:hyphenate="true" fo:hyphenation-remain-char-count="0" fo:hyphenation-push-char-count="0"/>
    </style:style>
    <style:style style:name="P9" style:family="paragraph" style:parent-style-name="Heading_20_2">
      <style:text-properties style:font-name="Lucida Sans" fo:font-size="12pt" style:font-size-asian="12pt" style:font-size-complex="16pt"/>
    </style:style>
    <style:style style:name="P10" style:family="paragraph" style:parent-style-name="Heading_20_2">
      <style:paragraph-properties fo:margin-top="0cm" fo:margin-bottom="0cm"/>
      <style:text-properties style:font-name="Lucida Sans" fo:font-size="12pt" style:font-size-asian="12pt" style:font-size-complex="16pt"/>
    </style:style>
    <style:style style:name="P11" style:family="paragraph" style:parent-style-name="Heading_20_1">
      <style:text-properties style:font-name="Lucida Sans" fo:font-size="14pt" fo:font-weight="normal" style:font-size-asian="14pt" style:font-weight-asian="normal" style:font-size-complex="14pt" style:font-weight-complex="normal"/>
    </style:style>
    <style:style style:name="P12" style:family="paragraph" style:parent-style-name="Heading_20_1">
      <style:paragraph-properties fo:break-before="page"/>
      <style:text-properties style:font-name="Lucida Sans" fo:font-size="14pt" style:font-size-asian="14pt" style:font-size-complex="14pt"/>
    </style:style>
    <style:style style:name="P13" style:family="paragraph" style:parent-style-name="Text_20_body" style:list-style-name="L1">
      <style:paragraph-properties fo:margin-top="0cm" fo:margin-bottom="0cm"/>
      <style:text-properties style:font-name="Lucida Sans"/>
    </style:style>
    <style:style style:name="T1" style:family="text">
      <style:text-properties style:font-name="Lucida Sans"/>
    </style:style>
    <style:style style:name="T2" style:family="text">
      <style:text-properties fo:color="#222222" style:font-name="Lucida Sans" fo:language="en" fo:country="GB" style:letter-kerning="false" style:font-name-asian="Times New Roman" style:language-asian="en" style:country-asian="GB" style:font-name-complex="Arial" style:font-size-complex="8.5pt" style:language-complex="ar" style:country-complex="SA"/>
    </style:style>
    <text:list-style style:name="L1">
      <text:list-level-style-number text:level="1" style:num-suffix="." style:num-format="1">
        <style:list-level-properties/>
      </text:list-level-style-number>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GAwxM is Geometric Algebra using wxMaxima</text:h>
      <text:h text:style-name="P11" text:outline-level="1">GAwxM version 2.5 and how it works</text:h>
      <text:p text:style-name="P4">User defined infix operators</text:p>
      <text:p text:style-name="P3">User defined infix operators allow geometric algebraic expressions to be developed, simplified and evaluated. During initialization, the functions called by the operators are allocated to the binary infix operators. The binary blade product operators are...</text:p>
      <text:p text:style-name="P3">"~*" <text:s/>, the geometric blade product<text:line-break/>"~^" , the blade outer product<text:line-break/>"~." <text:s text:c="2"/>, the blade left inner product</text:p>
      <text:p text:style-name="P3">The word “blade”, as used below, refers to any member of the canonical basis.</text:p>
      <text:p text:style-name="P3">The list of blades is generated from the pseudoscalar, {e1,e2,e3}, an ordered set of base vectors, {e1}, <text:s/>{e2}, and {e3}. It is used to form the k-vectors as blades of the canonical basis of the algebra for k&gt;1.</text:p>
      <text:p text:style-name="P3">e.g. <text:tab/><text:tab/><text:tab/>1</text:p>
      <text:p text:style-name="P3"><text:tab/><text:tab/>{e1}, <text:s/>{e2}, <text:s/>{e3},</text:p>
      <text:p text:style-name="P3"><text:tab/> <text:s text:c="2"/>{e1,e2}, <text:s/>{e1,e3}, <text:s/>{e2,e3},</text:p>
      <text:p text:style-name="P3"><text:s text:c="25"/>{e1,e2,e3}</text:p>
      <text:p text:style-name="P3"/>
      <text:p text:style-name="P3">The intrinsic function, setify() is used to convert a list having square brackets, “[,,,]” to a set, having curly brackets “{,,,}”, and a function listify() converts the other way.</text:p>
      <text:p text:style-name="P3">The curly brackets “{,,,}” serve only to bind together the ascending basis vectors into higher grade members. Thus, expressions such as {e1,e1} and {e3,e2} should not occur, but expressions like {e1}~*{e1} and {e3}~^{e2} are valid and will be evaluated when used.</text:p>
      <text:p text:style-name="P3">All of the blade product operators above have exactly the same precedence, less than that of “{,,}”, so that the integrity of the ordered set is retained during the evaluation of expressions. The precedence is a more general concept than the left and right “binding powers” used by maxima.</text:p>
      <text:p text:style-name="P3">Other dimensions are studied by editing the pseudoscalar within the Initialization section of code. In order to work in the four-dimensional space, G4, the pseudoscalar, {e1,e2,e3,e4} would be used.</text:p>
      <text:p text:style-name="P3">There is a similar syntax for the multivector product operators...</text:p>
      <text:p text:style-name="P3">"&amp;*" , the geometric multivector product<text:line-break/>"&amp;^" , the multivector outer product<text:line-break/>"&amp;." <text:s/>, the multivector left inner product</text:p>
      <text:p text:style-name="P1">These operators allow <text:span text:style-name="T1">expressions for </text:span>geometric algebra resembling vector equations to be coded; their precedences are also equal to one another and all are lower than that of the blade operators. The functions called by the operators can process rational parametric coefficients in a multivector (or in any vector).</text:p>
      <text:p text:style-name="P4"/>
      <text:p text:style-name="P4"/>
      <text:p text:style-name="P4"/>
      <text:p text:style-name="P4"><text:soft-page-break/>Some fundamental active documents (software)</text:p>
      <text:p text:style-name="P1">The tutorial document named .../wxM_tutorial.wxm is a "how to get started" introduction to wxMaxima. Within wxMaxima, a “software program” i.e. a sequence of maxima commands is held in an “active document” and text boxes may be used to annotate and document the code. So, where we read “document” we can understand “documented program”.</text:p>
      <text:p text:style-name="P1"/>
      <text:p text:style-name="P1">There is a document for developing algorithms named .../GA_syntax/left_inner_template.wxm and it is useful to examine this document to understand the initialization. In particular, note that the batchload of project specific <text:bookmark-start text:name="OLE_LINK7"/>function files from the folder .../GA_functions/ <text:bookmark-end text:name="OLE_LINK7"/>relies upon the file named ...maxima-init.mac. </text:p>
      <text:p text:style-name="P1"/>
      <text:p text:style-name="P1">The name ...left_inner... has been chosen to show clearly from the start that the project functions are relevant only to the formulation of Geometric Algebra using the left (contraction) inner product rather than any other inner product.</text:p>
      <text:p text:style-name="P1"/>
      <text:p text:style-name="P1"><text:bookmark-start text:name="OLE_LINK8"/>The <text:bookmark-start text:name="OLE_LINK10"/>document named .../GA_syntax/blade_operator_syntax.wxm <text:bookmark-end text:name="OLE_LINK10"/>gives examples of the level precedence aspect of the blade operators. The document named .../GA_syntax/geometric_product_syntax.wxm gives some examples of the level precedence aspect of the multivector product operators.<text:bookmark-end text:name="OLE_LINK8"/> Folder.../Working_code/ contains documents used to develop GA product functions. Folder.../Working_code_GC/ contains documents used to develop calculus functions.</text:p>
      <text:p text:style-name="P1"/>
      <text:p text:style-name="P7"><text:span text:style-name="Default_20_Paragraph_20_Font"><text:span text:style-name="T2">The folder …Projective_geometry/ considers a two dimensional theorem in G4. It clarifies just how to handle the extra dimension and also shows some lengthy maxima calculations. The documents in folder…GC_space_time/ are probably the most significant. The maxima intrinsic imaginary, %i, has been used in order to imitate the G(1,3) space-time algebra.</text:span></text:span></text:p>
      <text:p text:style-name="P8"/>
      <text:p text:style-name="P8">The mere fact that %i is not a part of GA and yet we can perform a space/time split begins to suggest that the split is actually artificial (i.e. subjective) and may be a feature of the measurement process (as in QM). I actually prefer this approach to that of imposing the split at a lower level by assuming a geometry of G(1,3). Earlier during the development I thought that the project would have a severe limitation in not being able to model indefinite metrics but there now seems to be a way forwar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 text:outline-level="2"><text:soft-page-break/>Initialization of GAwxM documents</text:h>
      <text:p text:style-name="P5">The initialization sequence now requires three files, held in the folder named …/GA_GC_Initialize. This initialization sequence should occur at the beginning of every active document in version 2. So the short document named...…/GA_GC_Initialize/initialize.wxm...may be used as a template to generate any new document.</text:p>
      <text:p text:style-name="P5"/>
      <text:p text:style-name="P3">However, the 3D pseudoscalar is now held (in version 2.*) as an ordered set of base vectors, {e1,e2,e3} and the basis then becomes 1, {e1}, {e2},..., {e2,e3}, {e1,e2,e3}. The conversion of a file from version 1 to version 2 requires this replacement. <text:s/>The folder for the function testing, /GA_syntax/ and the folders for the development of those functions, /Working_*/ have all been converted together with some significant applications. The examples from the books have not been converted but the answers should be unchanged if a particular example needed conversion.</text:p>
      <text:p text:style-name="P5">Any future change in the Initialization now needs just one of the other two files to be edited. Many development files e.g. in folders /GA_syntax/, <text:s/>/Working_code/ and /Working_debug/ will retain the long form of Initialization for reference during development and <text:span text:style-name="T1">the long form is still </text:span>held in /GA_syntax/left_inner_template.wxm.</text:p>
      <text:p text:style-name="P5"/>
      <text:p text:style-name="P5">This initialization sequence, shown below, occurs at the beginning of every active document in the project. So the document named .../GA_GC_Initialize/left_inner_template.wxm...may be used as a template to generate any new document. It performs the following actions…</text:p>
      <text:p text:style-name="P1"/>
      <text:list xml:id="list32420032" text:style-name="L1">
        <text:list-item>
          <text:p text:style-name="P13">Set intrinsic maxima logicals</text:p>
        </text:list-item>
        <text:list-item>
          <text:p text:style-name="P13">Load intrinsic (maxima or lisp) function files</text:p>
        </text:list-item>
        <text:list-item>
          <text:p text:style-name="P13"><text:bookmark-start text:name="OLE_LINK9"/>Batchload GA specific (maxima) function files</text:p>
        </text:list-item>
        <text:list-item>
          <text:p text:style-name="P13">Batchload GC specific function files</text:p>
        </text:list-item>
        <text:list-item>
          <text:p text:style-name="P13"><text:bookmark-end text:name="OLE_LINK9"/>Pseudoscalar definition (specifies the space dimension)</text:p>
        </text:list-item>
        <text:list-item>
          <text:p text:style-name="P13">Calculation of the inverse pseudoscalar used to generate the dual of a multivector</text:p>
        </text:list-item>
        <text:list-item>
          <text:p text:style-name="P13">Formation of the standard basis for the specified dimension</text:p>
        </text:list-item>
        <text:list-item>
          <text:p text:style-name="P13">Fill global lists with that basis, starting with lstbases[ ]</text:p>
        </text:list-item>
        <text:list-item>
          <text:p text:style-name="P13">lstblds[] is a list of lists of blades and allblds[ ] is a list of all blades</text:p>
        </text:list-item>
        <text:list-item>
          <text:p text:style-name="P13">invblds[] is a list of the blades of the inverse basis, similar to allblds[ ]</text:p>
        </text:list-item>
      </text:list>
      <text:p text:style-name="P5"/>
      <text:p text:style-name="P5">The first four actions are performed by the file named</text:p>
      <text:p text:style-name="P5">.../GA_GC_Initialize/initialize_fns.wxm</text:p>
      <text:p text:style-name="P5"/>
      <text:p text:style-name="P5">Pseudoscalar definition specifies the space dimension and may require an edit of the new document in the code derived from</text:p>
      <text:p text:style-name="P5">.../GA_GC_Initialize/left_inner_template.wxm</text:p>
      <text:p text:style-name="P5"/>
      <text:p text:style-name="P5">The last five actions are performed by the file,</text:p>
      <text:p text:style-name="P5">.../GA_GC_Initialize/initialize_lsts.wxm</text:p>
      <text:p text:style-name="P5"/>
      <text:p text:style-name="P3">There are now three global lists holding bases, lstblds[ ], allblds[ ] and invblds[ ]. Lists are indexed from element 1 and so lstblds[ ] now holds the (grade 1) basis vectors in element 1. The implied unit of grade zero is not held in the lists. However, since arrays are indexed from zero, the array, nbases, can hold the number of bases of each grade and they can be indexed by grade.</text:p>
      <text:p text:style-name="P3"/>
      <text:h text:style-name="P10" text:outline-level="2"><text:soft-page-break/>Validation sequence of the project syntax</text:h>
      <text:p text:style-name="P6"/>
      <text:p text:style-name="P1">The test sequence for many multivector identities is held in the document named .../GA_syntax/multivector_function_syntax.wxm...</text:p>
      <text:p text:style-name="P1"/>
      <text:p text:style-name="P5">Full dimension multivector generation</text:p>
      <text:p text:style-name="P5">Associativity test for the triple geometric product</text:p>
      <text:p text:style-name="P5">Associativity test for the triple outer product</text:p>
      <text:p text:style-name="P5">Test the code for the commutator product</text:p>
      <text:p text:style-name="P5">Test for the Jakobi expansion of the triple commutator product</text:p>
      <text:p text:style-name="P5">Consistency checks with the left inner product...; using two particular pure grade multivectors (generation of multivectors containing particular grades only) ; using the dual of the dual of a pure grade multivector ;</text:p>
      <text:p text:style-name="P5">Check that the reverse of the geometric product equals the juxtaposed product of the reverses</text:p>
      <text:p text:style-name="P5">Check the scalar product function is symmetric and positive definite</text:p>
      <text:p text:style-name="P3">Test the norm (modulus) function</text:p>
      <text:p text:style-name="P1"/>
      <text:p text:style-name="P1">The fundamental identity test and duality test sequences are held in the document named .../GA_syntax/left_inner_product_duality.wxm...</text:p>
      <text:p text:style-name="P1"/>
      <text:p text:style-name="P5">Testing the left inner product in the fundamental identity</text:p>
      <text:p text:style-name="P5">Checking the first duality identity for multivectors, (A.B)* = A^B*</text:p>
      <text:p text:style-name="P5">Testing the other duality identity for multivectors; (A^B)* = A.B*</text:p>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Liberation Serif"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Stephen Athel Abbott</meta:initial-creator>
    <meta:creation-date>2020-10-02T11:32:49</meta:creation-date>
    <dc:creator>s </dc:creator>
    <dc:date>2020-10-08T12:24:46.67</dc:date>
    <dc:language>en-GB</dc:language>
    <meta:editing-cycles>6</meta:editing-cycles>
    <meta:editing-duration>PT7M52S</meta:editing-duration>
    <meta:document-statistic meta:table-count="0" meta:image-count="0" meta:object-count="0" meta:page-count="4" meta:paragraph-count="62" meta:word-count="1300" meta:character-count="8498"/>
    <meta:user-defined meta:name="Info 1"/>
    <meta:user-defined meta:name="Info 2"/>
    <meta:user-defined meta:name="Info 3"/>
    <meta:user-defined meta:name="Info 4"/>
  </office:meta>
</office:document-meta>
</file>